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1" style:family="paragraph">
      <style:text-properties fo:font-size="32pt"/>
    </style:style>
    <style:style style:name="P2" style:family="paragraph">
      <style:text-properties fo:letter-spacing="-0.004cm"/>
    </style:style>
    <style:style style:name="P3" style:family="paragraph">
      <style:paragraph-properties style:line-height-at-least="0.176cm"/>
    </style:style>
    <style:style style:name="P4" style:family="paragraph">
      <style:paragraph-properties fo:margin-left="0.388cm" fo:margin-right="0.27cm" fo:margin-top="0.353cm" fo:margin-bottom="0cm" fo:text-indent="0cm"/>
      <style:text-properties fo:font-size="20pt" style:font-size-asian="20pt" style:font-size-complex="11.3999996185303pt"/>
    </style:style>
    <style:style style:name="P5" style:family="paragraph">
      <style:paragraph-properties fo:margin-left="0.388cm" fo:margin-right="0.273cm" fo:margin-top="0.353cm" fo:margin-bottom="0cm" fo:text-indent="0cm"/>
      <style:text-properties fo:font-size="20pt" style:font-size-asian="20pt" style:font-size-complex="11.3999996185303pt"/>
    </style:style>
    <style:style style:name="P6" style:family="paragraph">
      <style:paragraph-properties fo:margin-left="0.388cm" fo:margin-right="0.279cm" fo:margin-top="0.353cm" fo:margin-bottom="0cm" fo:text-indent="0cm"/>
      <style:text-properties fo:font-size="20pt" style:font-size-asian="20pt" style:font-size-complex="11.3999996185303pt"/>
    </style:style>
    <style:style style:name="T1" style:family="text">
      <style:text-properties fo:color="#365f91"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color="#365f91" style:text-outline="false" style:text-line-through-style="none" fo:font-family="Arial" style:font-family-generic="roman" style:font-pitch="variable" fo:font-size="44pt" fo:letter-spacing="-0.028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color="#365f91" style:text-outline="false" style:text-line-through-style="none" fo:font-family="Arial" style:font-family-generic="roman" style:font-pitch="variable" fo:font-size="44pt" fo:letter-spacing="-0.004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font-size="20pt" style:font-size-asian="20pt" style:font-size-complex="11.3999996185303pt"/>
    </style:style>
    <style:style style:name="T5" style:family="text">
      <style:text-properties fo:font-size="20pt" fo:letter-spacing="0.071cm" style:font-size-asian="20pt" style:font-size-complex="11.3999996185303pt"/>
    </style:style>
    <style:style style:name="T6" style:family="text">
      <style:text-properties fo:color="#4f81bc" fo:font-size="20pt" fo:letter-spacing="-0.004cm" style:font-size-asian="20pt" style:font-size-complex="11.3999996185303pt"/>
    </style:style>
    <style:style style:name="T7" style:family="text">
      <style:text-properties fo:color="#4f81bc" fo:font-size="20pt" fo:letter-spacing="0.012cm" style:font-size-asian="20pt" style:font-size-complex="11.3999996185303pt"/>
    </style:style>
    <style:style style:name="T8" style:family="text">
      <style:text-properties fo:color="#4f81bc" fo:font-size="20pt" style:font-size-asian="20pt" style:font-size-complex="11.3999996185303pt"/>
    </style:style>
    <style:style style:name="T9" style:family="text">
      <style:text-properties fo:font-size="20pt" fo:font-style="italic" style:font-size-asian="20pt" style:font-style-asian="italic" style:font-size-complex="11.3999996185303pt" style:font-style-complex="italic"/>
    </style:style>
    <style:style style:name="T10" style:family="text">
      <style:text-properties fo:font-size="20pt" fo:letter-spacing="-0.004cm" style:font-size-asian="20pt" style:font-size-complex="11.3999996185303pt"/>
    </style:style>
    <style:style style:name="T11" style:family="text">
      <style:text-properties fo:color="#ff6600" fo:font-size="20pt" style:font-size-asian="20pt" style:font-size-complex="20pt"/>
    </style:style>
    <style:style style:name="T12" style:family="text">
      <style:text-properties fo:color="#4f81bc" fo:font-size="20pt" fo:letter-spacing="-0.011cm" style:font-size-asian="20pt" style:font-size-complex="11.3999996185303pt"/>
    </style:style>
    <style:style style:name="T13" style:family="text">
      <style:text-properties fo:color="#4f81bc" fo:font-size="20pt" fo:letter-spacing="-0.014cm" style:font-size-asian="20pt" style:font-size-complex="11.3999996185303pt"/>
    </style:style>
    <style:style style:name="T14" style:family="text">
      <style:text-properties fo:color="#4f81bc" fo:font-size="20pt" fo:letter-spacing="-0.009cm" style:font-size-asian="20pt" style:font-size-complex="11.3999996185303pt"/>
    </style:style>
    <style:style style:name="T15" style:family="text">
      <style:text-properties fo:font-size="20pt" fo:letter-spacing="0.039cm" style:font-size-asian="20pt" style:font-size-complex="11.3999996185303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5.199cm" svg:height="13.859cm" svg:x="1.4cm" svg:y="4.914cm" presentation:class="subtitle" presentation:user-transformed="true">
          <draw:text-box>
            <text:p><text:span text:style-name="T1">The</text:span><text:span text:style-name="T2"> </text:span><text:span text:style-name="T1">History</text:span><text:span text:style-name="T2"> </text:span><text:span text:style-name="T1">of</text:span><text:span text:style-name="T2"> </text:span><text:span text:style-name="T1">Artificial</text:span><text:span text:style-name="T2"> </text:span><text:span text:style-name="T3">Intelligenc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5.199cm" svg:height="3.506cm" svg:x="1.4cm" svg:y="0.837cm" presentation:class="title">
          <draw:text-box>
            <text:list text:style-name="L2">
              <text:list-item>
                <text:p text:style-name="P2">Introduction</text:p>
              </text:list-item>
            </text:list>
          </draw:text-box>
        </draw:frame>
        <draw:frame presentation:style-name="pr4" draw:layer="layout" svg:width="25.199cm" svg:height="13.859cm" svg:x="1.4cm" svg:y="4.914cm" presentation:class="outline" presentation:user-transformed="true">
          <draw:text-box>
            <text:list text:style-name="L3">
              <text:list-item>
                <text:p text:style-name="P2"/>
              </text:list-item>
            </text:list>
            <text:p><text:span text:style-name="T4">Artificial Intelligence (AI) has been studied for decades and is still one of the most elusive subjects in Computer Science. This partly due to how large and nebulous the</text:span><text:span text:style-name="T5"> </text:span><text:span text:style-name="T4">subject is. AI ranges from machines truly capable of thinking to search algorithms used to play board games.</text:span><text:span text:style-name="T5"> </text:span><text:span text:style-name="T4">It has applications in nearly every way we use computers in society.</text:span></text:p>
            <text:p text:style-name="P3"/>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3" draw:layer="layout" svg:width="25.199cm" svg:height="3.506cm" svg:x="1.4cm" svg:y="0.837cm" presentation:class="title" presentation:user-transformed="true">
          <draw:text-box>
            <text:list text:style-name="L2">
              <text:list-item>
                <text:list>
                  <text:list-item>
                    <text:p><text:span text:style-name="T6">‘</text:span><text:span text:style-name="T6">Artificial’</text:span><text:span text:style-name="T7"> </text:span><text:span text:style-name="T6">intelligence</text:span></text:p>
                  </text:list-item>
                </text:list>
              </text:list-item>
            </text:list>
          </draw:text-box>
        </draw:frame>
        <draw:frame presentation:style-name="pr4" draw:layer="layout" svg:width="25.199cm" svg:height="13.859cm" svg:x="1.4cm" svg:y="4.914cm" presentation:class="outline">
          <draw:text-box>
            <text:list text:style-name="L3">
              <text:list-item>
                <text:list>
                  <text:list-item>
                    <text:p><text:span text:style-name="T8"/></text:p>
                  </text:list-item>
                </text:list>
              </text:list-item>
            </text:list>
            <text:p><text:span text:style-name="T4">The term artificial intelligence was first coined by John McCarthy in 1956 when he held the first academic conference on the subject. But the journey to understand if machines can truly think began much before that. In Vannevar Bush’s seminal work </text:span><text:span text:style-name="T9">As We May Think </text:span><text:span text:style-name="T4">[Bush45] he proposed a system which amplifies people’s own knowledge and understanding. Five years later Alan Turing wrote a paper on the notion of machines being able to simulate human beings and the ability to do intelligent things, such as play Chess [Turing50].</text:span></text:p>
            <text:p><text:span text:style-name="T4">No one can refute a computer’s ability to process logic. But to many it is unknown if a machine can </text:span><text:span text:style-name="T9">think</text:span><text:span text:style-name="T4">. The precise definition of think is important because there has been some strong opposition as to whether or not this</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draw:frame presentation:style-name="pr4" draw:layer="layout" svg:width="25.199cm" svg:height="13.859cm" svg:x="1.4cm" svg:y="4.541cm" presentation:class="outline" presentation:user-transformed="true">
          <draw:text-box>
            <text:p text:style-name="P4">notion is even possible. For example, there is the so-called ‘Chinese room’ argument [Searle80]. Imagine someone is locked in a room, where they were passed notes in Chinese. Using an entire library of rules and look-up tables they would be able to produce valid responses in Chinese, but would they really ‘understand’ the language? The argument is that since computers would always be applying rote fact lookup they could never ‘understand’ a <text:span text:style-name="T10">subject.</text:span></text:p>
            <text:p text:style-name="P3"><text:span text:style-name="T11">This argument has been refuted in numerous ways by researchers, but it does undermine people’s faith in machines and so-called expert systems in life-critical applications.</text:span></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3.506cm" svg:x="1.4cm" svg:y="0.837cm" presentation:class="title">
          <draw:text-box>
            <text:list text:style-name="L2">
              <text:list-item>
                <text:list>
                  <text:list-item>
                    <text:p><text:span text:style-name="T8">Themes</text:span><text:span text:style-name="T12"> </text:span><text:span text:style-name="T8">of</text:span><text:span text:style-name="T13"> </text:span><text:span text:style-name="T14">AI</text:span></text:p>
                  </text:list-item>
                </text:list>
              </text:list-item>
            </text:list>
          </draw:text-box>
        </draw:frame>
        <draw:frame presentation:style-name="pr4" draw:layer="layout" svg:width="25.199cm" svg:height="13.859cm" svg:x="1.4cm" svg:y="4.914cm" presentation:class="outline" presentation:user-transformed="true">
          <draw:text-box>
            <text:list text:style-name="L3">
              <text:list-item>
                <text:list>
                  <text:list-item>
                    <text:p><text:span text:style-name="T8"/></text:p>
                  </text:list-item>
                </text:list>
              </text:list-item>
            </text:list>
            <text:p><text:span text:style-name="T4">The main advances over the past sixty years have been advances in search algorithms, machine learning</text:span><text:span text:style-name="T5"> </text:span><text:span text:style-name="T4">algorithms, and integrating statistical analysis into understanding the world at large.</text:span><text:span text:style-name="T5"> </text:span><text:span text:style-name="T4">However most of the breakthroughs in AI aren’t noticeable to most people. Rather than talking machines used to pilot space ships to Jupiter, AI is used in more subtle ways such as examining purchase histories and influence marketing decisions </text:span><text:span text:style-name="T10">[Shaw01].</text:span></text:p>
            <text:p><text:span text:style-name="T4">What most people think of as ‘true AI’ hasn’t experienced rapid progress over the decades.</text:span><text:span text:style-name="T15"> </text:span><text:span text:style-name="T4">A common theme in the field has been to overestimate the difficulty</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draw:frame presentation:style-name="pr4" draw:layer="layout" svg:width="25.199cm" svg:height="13.859cm" svg:x="1.4cm" svg:y="4.914cm" presentation:class="outline" presentation:user-transformed="true">
          <draw:text-box>
            <text:p text:style-name="P5">of foundational problems. Significant AI breakthroughs have been promised ‘in 10 years’ for the past 60 years. In addition, there is a tendency to redefine what ‘intelligent’ means after machines have mastered an area or problem. This so-called ‘AI Effect’ contributed to the downfall of US- based AI research in the 80s.</text:p>
            <text:p><text:span text:style-name="T16">In the field of AI expectations seem to always outpace the reality. After decades of research, no computer has come close to passing the Turing Test (a model for measuring ‘intelligence’); Expert Systems have grown but have not become as common as human experts; and while we’ve built software that can beat humans at some games, open ended games are still far from the mastery of computers.</text:span></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draw:frame presentation:style-name="pr4" draw:layer="layout" svg:width="25.199cm" svg:height="13.859cm" svg:x="1.4cm" svg:y="4.914cm" presentation:class="outline">
          <draw:text-box>
            <text:p text:style-name="P6">Is the problem simply that we haven’t focused enough resources on basic research, as is seen in the AI winter section, or is the complexity of AI one that we haven’t yet come to grasp yet? (And instead, like in the case of computer Chess, we focus on much more specialized problems rather than understanding the notion of ‘understanding’ in a problem domain.)</text:p>
            <text:p text:style-name="P3"><text:span text:style-name="T16"><text:s/></text:span><text:span text:style-name="T16">some of these themes to provide a better understanding for the field of AI and how it has developed over the years. In looking at some of the key areas of AI work and the forces that drove them, perhaps we can better understand future developments in the field.</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_20_1" style:display-name="Heading 1" style:family="graphic">
      <style:paragraph-properties fo:margin-left="0.684cm" fo:margin-right="0cm" fo:margin-top="0.243cm" fo:margin-bottom="0cm" fo:text-indent="0cm" style:text-autospace="none"/>
      <style:text-properties fo:font-family="Cambria" style:font-family-generic="roman" style:font-pitch="variable" fo:font-size="14pt" fo:language="en" fo:country="US" fo:font-weight="bold" style:font-family-asian="Cambria" style:font-family-generic-asian="roman" style:font-pitch-asian="variable" style:font-size-asian="14pt" style:language-asian="en" style:country-asian="US" style:font-weight-asian="bold" style:font-family-complex="Cambria" style:font-family-generic-complex="roman" style:font-pitch-complex="variable" style:font-weight-complex="bold"/>
    </style:style>
    <style:style style:name="Heading_20_2" style:display-name="Heading 2" style:family="graphic">
      <style:paragraph-properties fo:margin-left="0.684cm" fo:margin-right="0cm" fo:margin-top="0.626cm" fo:margin-bottom="0cm" fo:line-height="0.536cm" fo:text-indent="0cm" style:text-autospace="none"/>
      <style:text-properties fo:font-family="Cambria" style:font-family-generic="roman" style:font-pitch="variable" fo:font-size="13pt" fo:language="en" fo:country="US" fo:font-weight="bold" style:font-family-asian="Cambria" style:font-family-generic-asian="roman" style:font-pitch-asian="variable" style:font-size-asian="13pt" style:language-asian="en" style:country-asian="US" style:font-weight-asian="bold" style:font-family-complex="Cambria" style:font-family-generic-complex="roman" style:font-pitch-complex="variable"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10-28T10:28:45.68</meta:creation-date>
    <meta:editing-duration>PT9M56S</meta:editing-duration>
    <meta:editing-cycles>7</meta:editing-cycles>
    <dc:date>2024-10-28T10:38:34.47</dc:date>
    <meta:generator>OpenOffice/4.1.15$Win32 OpenOffice.org_project/4115m2$Build-9813</meta:generator>
    <meta:document-statistic meta:object-count="45"/>
  </office:meta>
</office:document-meta>
</file>